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d41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G. 1 – System Architecture </text:p>
      <text:p text:style-name="Standard">+-----------------------------+<text:line-break/>| <text:s text:c="3"/>State Transition Engine <text:s/>| (110)<text:line-break/>+-------------+---------------+<text:line-break/> <text:s text:c="13"/>|<text:line-break/> <text:s text:c="13"/>v<text:line-break/>+-------------+---------------+<text:line-break/>| <text:s text:c="6"/>Graph Constructor <text:s text:c="4"/>| (130)<text:line-break/>+-------------+---------------+<text:line-break/> <text:s text:c="13"/>|<text:line-break/> <text:s text:c="13"/>v<text:line-break/>+-------------+---------------+ <text:s text:c="8"/>+-----------------+<text:line-break/>| <text:s text:c="4"/>Merkle Accumulator <text:s text:c="4"/>(140) | Verification <text:s text:c="3"/>|<text:line-break/>+-------------+---------------+-----&gt; | Module (120) <text:s text:c="3"/>|<text:line-break/> <text:s text:c="13"/>| <text:s text:c="38"/>+-----------------+<text:line-break/> <text:s text:c="13"/>v<text:line-break/>+-------------+---------------+<text:line-break/>| <text:s text:c="2"/>Root-Chain Logger (150) |<text:line-break/>+-------------+---------------+<text:line-break/> <text:s text:c="13"/>|<text:line-break/> <text:s text:c="13"/>v<text:line-break/>+-------------+---------------+<text:line-break/>| <text:s/>Anchor Interface (160) <text:s text:c="4"/>|<text:line-break/>+-------------+---------------+<text:line-break/> <text:s text:c="13"/>|<text:line-break/> <text:s text:c="13"/>v<text:line-break/>+-------------+---------------+<text:line-break/>| <text:s text:c="2"/>Receipt Store (190) <text:s text:c="6"/>|<text:line-break/>+-----------------------------+<text:line-break/></text:p>
      <text:p text:style-name="Standard">FIG. 2 – Lifecycle Graph </text:p>
      <text:p text:style-name="Standard"><text:s text:c="4"/>[ Node A ] (200)----(250)----&gt;[ Node B ] (200)<text:line-break/> <text:s text:c="6"/>| <text:s text:c="52"/>|<text:line-break/> <text:s text:c="6"/>|(250) <text:s text:c="43"/>|(250)<text:line-break/> <text:s text:c="6"/>v <text:s text:c="50"/>v<text:line-break/> <text:s text:c="3"/>[ Node C ] (200) <text:s text:c="19"/>[ Node D ] (200)<text:line-break/>Nodes = transition-states.<text:line-break/>Edges = dependency relations (250). </text:p>
      <text:p text:style-name="Standard"/>
      <text:p text:style-name="Standard"/>
      <text:p text:style-name="P1">FIG. 3 – Node–Edge Commitment Sequence </text:p>
      <text:p text:style-name="Standard"/>
      <text:p text:style-name="Standard">Event Detected<text:line-break/> <text:s text:c="4"/>|<text:line-break/> <text:s text:c="4"/>v<text:line-break/>+------------+ <text:s text:c="5"/>+-----------------+<text:line-break/>| Node Comm. |210 <text:s text:c="2"/>| Edge Comm. 255 <text:s/>|<text:line-break/>+------------+ <text:s text:c="5"/>+-----------------+<text:line-break/> <text:s text:c="7"/>| <text:s text:c="24"/>|<text:line-break/> <text:s text:c="7"/>+---- ---+--------+<text:line-break/> <text:s text:c="20"/>v<text:line-break/> <text:s text:c="7"/>+-----------------+<text:line-break/> <text:s text:c="7"/>| Merkle Accum. <text:s text:c="2"/>| (140)<text:line-break/> <text:s text:c="7"/>+-----------------+<text:line-break/> <text:s text:c="19"/>|<text:line-break/> <text:s text:c="18"/>v<text:line-break/> <text:s text:c="7"/>+-----------------+<text:line-break/> <text:s text:c="7"/>| Epoch Root 230 <text:s/>|<text:line-break/> <text:s text:c="7"/>+-----------------+<text:line-break/> <text:s text:c="20"/><text:line-break/> <text:s text:c="21"/>v<text:line-break/> <text:s text:c="7"/>+-----------------+<text:line-break/> <text:s text:c="7"/>| Chain Value 240 |<text:line-break/> <text:s text:c="7"/>+-----------------+<text:line-break/></text:p>
      <text:p text:style-name="Standard">FIG. 4 – Cumulative Root Chaining </text:p>
      <text:p text:style-name="Standard">Epoch i Root (230) --hash--&gt; Chain Value (240_i)<text:line-break/> <text:s text:c="61"/>|<text:line-break/>Epoch i+1 Root (230) --hash--&gt; Chain Value (240_i+1)<text:line-break/> <text:s text:c="62"/>|<text:line-break/>Epoch i+2 Root (230) --hash--&gt; Chain Value (240_i+2)<text:line-break/></text:p>
      <text:p text:style-name="Standard">FIG. 5 – Coordinated Destruction </text:p>
      <text:p text:style-name="Standard"><text:s/>[ Parent Node ] (200) --X--&gt; Null Digest (270)<text:line-break/> <text:s text:c="8"/>|<text:line-break/> <text:s text:c="8"/>| (250)<text:line-break/> <text:s text:c="8"/>v<text:line-break/> <text:s/>[ Child Node ] (200) --X--&gt; Null Digest (270)<text:line-break/>Destruction of parent propagates to child via dependency edge 250. </text:p>
      <text:p text:style-name="Standard"/>
      <text:p text:style-name="Standard">FIG. 6 – Coordinated Migration </text:p>
      <text:p text:style-name="Standard">[ Dataset Node ] (200) --(250)--&gt; [ Record 1 ] (200)<text:line-break/> <text:s text:c="6"/>| <text:s text:c="53"/>|<text:line-break/> <text:s text:c="6"/>|(290 successor scheme) <text:s text:c="15"/>|(inherits)<text:line-break/> <text:s text:c="6"/>v <text:s text:c="51"/>v<text:line-break/>[ Migrated Dataset ] (200) <text:s text:c="4"/>[ Migrated Record 1 ] (200)<text:line-break/>Edges ensure migration applies to all dependent nodes. </text:p>
      <text:p text:style-name="Standard"/>
      <text:p text:style-name="Standard"/>
      <text:p text:style-name="P1">FIG. 7 – Verifier Flow </text:p>
      <text:p text:style-name="P2">Receipts (300)<text:line-break/> <text:s text:c="4"/>|<text:line-break/> <text:s text:c="4"/>v<text:line-break/>+-----------------+<text:line-break/>| Verify Merkle <text:s text:c="2"/>|220 -&gt; 230<text:line-break/>+-----------------+<text:line-break/> <text:s text:c="4"/>|<text:line-break/> <text:s text:c="4"/>v<text:line-break/>+-----------------+<text:line-break/>| Check Chain <text:s text:c="4"/>|240<text:line-break/>+-----------------+<text:line-break/> <text:s text:c="4"/>|<text:line-break/> <text:s text:c="4"/>v<text:line-break/>+-----------------+<text:line-break/>| Rebuild Edges <text:s text:c="2"/>|250/255<text:line-break/>+-----------------+<text:line-break/> <text:s text:c="4"/>|<text:line-break/> <text:s text:c="4"/>v<text:line-break/>Graph Consistency OK<text:line-break/></text:p>
      <text:p text:style-name="P2">FIG. 8 – Graph Lifecycle Receipt Structure </text:p>
      <text:p text:style-name="Standard">+-------------------------------------+<text:line-break/>| Graph Lifecycle Receipt (300) <text:s text:c="6"/>|<text:line-break/>+-------------------------------------+<text:line-break/>| Node ID (215) <text:s text:c="22"/>|<text:line-break/>| Transition Type / Epoch <text:s text:c="12"/>|<text:line-break/>| Node Commitment (210) <text:s text:c="14"/>|<text:line-break/>| Edge Commitment(s) (255) <text:s text:c="11"/>|<text:line-break/>| Edge Relations (250) <text:s text:c="15"/>|<text:line-break/>| Merkle Path (220) <text:s text:c="18"/>|<text:line-break/>| Epoch Root (230) <text:s text:c="19"/>|<text:line-break/>| Chain Value (240) <text:s text:c="18"/>|<text:line-break/>| [Optional: Policy Hash 170] <text:s text:c="8"/>|<text:line-break/>| [Optional: Scheme ID 290] <text:s text:c="10"/>|<text:line-break/>| [Optional: Null Digest 270] <text:s text:c="8"/>|<text:line-break/>| [Optional: Anchors 280,285] <text:s text:c="8"/>|<text:line-break/>+-------------------------------------+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15:58:02.735556800</meta:creation-date>
    <dc:date>2025-09-20T16:03:38.612152800</dc:date>
    <meta:editing-duration>PT5M36S</meta:editing-duration>
    <meta:editing-cycles>1</meta:editing-cycles>
    <meta:document-statistic meta:table-count="0" meta:image-count="0" meta:object-count="0" meta:page-count="3" meta:paragraph-count="16" meta:word-count="439" meta:character-count="3849" meta:non-whitespace-character-count="2283"/>
    <meta:generator>LibreOffice/25.8.1.1$Windows_X86_64 LibreOffice_project/54047653041915e595ad4e45cccea684809c77b5</meta:generator>
  </office:meta>
</office:document-meta>
</file>